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600000400EB9A9A0AFFA856A9.png" manifest:media-type="image/png"/>
  <manifest:file-entry manifest:full-path="Pictures/100000000000017F000001A94396AE7CE74B57D4.png" manifest:media-type="image/png"/>
  <manifest:file-entry manifest:full-path="Pictures/10000000000003200000032000086525771F9F36.png" manifest:media-type="image/png"/>
  <manifest:file-entry manifest:full-path="Pictures/100000000000027F000002800E12C960796EA3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2a5c" draw:fill-image-width="0cm" draw:fill-image-height="0cm" draw:textarea-horizontal-align="justify" draw:textarea-vertical-align="middle" draw:auto-grow-height="false" fo:min-height="10.528cm" fo:min-width="10.278cm" draw:shadow="hidden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2a5c" draw:fill-image-width="0cm" draw:fill-image-height="0cm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267cm" svg:y="5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208cm" svg:height="7.358cm" svg:x="4.548cm" svg:y="9.801cm">
          <draw:image xlink:href="Pictures/10000000000003200000032000086525771F9F36.png" xlink:type="simple" xlink:show="embed" xlink:actuate="onLoad">
            <text:p/>
          </draw:image>
        </draw:frame>
        <draw:frame draw:style-name="gr2" draw:text-style-name="P2" draw:layer="layout" svg:width="3.135cm" svg:height="2.75cm" svg:x="13.224cm" svg:y="11.841cm">
          <draw:image xlink:href="Pictures/100000000000017F000001A94396AE7CE74B57D4.png" xlink:type="simple" xlink:show="embed" xlink:actuate="onLoad">
            <text:p/>
          </draw:image>
        </draw:frame>
        <draw:frame draw:style-name="gr2" draw:text-style-name="P2" draw:layer="layout" svg:width="2.653cm" svg:height="2.679cm" svg:x="10.679cm" svg:y="16.713cm">
          <draw:image xlink:href="Pictures/10000000000003F600000400EB9A9A0AFFA856A9.png" xlink:type="simple" xlink:show="embed" xlink:actuate="onLoad">
            <text:p/>
          </draw:image>
        </draw:frame>
        <draw:frame draw:style-name="gr2" draw:text-style-name="P2" draw:layer="layout" svg:width="4.448cm" svg:height="2.983cm" svg:x="9.733cm" svg:y="7.223cm">
          <draw:image xlink:href="Pictures/100000000000027F000002800E12C960796EA3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09:31:39.685000000</meta:creation-date>
    <dc:date>2016-10-04T10:38:22.079000000</dc:date>
    <meta:editing-duration>PT5M59S</meta:editing-duration>
    <meta:editing-cycles>1</meta:editing-cycles>
    <meta:document-statistic meta:object-count="5"/>
    <meta:generator>LibreOffice/5.2.1.2$Windows_x86 LibreOffice_project/31dd62db80d4e60af04904455ec9c9219178d620</meta:generator>
  </office:meta>
</office:document-meta>
</file>